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FD6B79DE5D118827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847cm"/>
    </style:style>
    <style:style style:name="pr7" style:family="presentation" style:parent-style-name="BrightBlue-title">
      <style:graphic-properties fo:min-height="2.7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>
        <style:tab-stops>
          <style:tab-stop style:position="9.206cm"/>
        </style:tab-stops>
      </style:paragraph-properties>
    </style:style>
    <style:style style:name="P4" style:family="paragraph">
      <style:paragraph-properties>
        <style:tab-stops>
          <style:tab-stop style:position="7.938cm"/>
        </style:tab-stops>
      </style:paragraph-properties>
    </style:style>
    <style:style style:name="P5" style:family="paragraph">
      <style:text-properties style:font-name="Liberation Mono"/>
    </style:style>
    <style:style style:name="P6" style:family="paragraph">
      <style:text-properties style:font-name="Liberation Mono" fo:font-size="18pt" style:font-size-asian="18pt" style:font-size-complex="18pt"/>
    </style:style>
    <style:style style:name="P7" style:family="paragraph">
      <style:paragraph-properties fo:line-height="100%"/>
    </style:style>
    <style:style style:name="T1" style:family="text">
      <style:text-properties fo:color="#000000"/>
    </style:style>
    <style:style style:name="T2" style:family="text">
      <style:text-properties fo:color="#0000ff" style:font-name="Liberation Mono1" fo:font-size="18pt" style:font-size-asian="18pt" style:font-size-complex="18pt"/>
    </style:style>
    <style:style style:name="T3" style:family="text">
      <style:text-properties style:font-name="Liberation Mono1" fo:font-size="18pt" style:font-size-asian="18pt" style:font-size-complex="18pt"/>
    </style:style>
    <style:style style:name="T4" style:family="text">
      <style:text-properties style:font-name="Liberation Mono"/>
    </style:style>
    <style:style style:name="T5" style:family="text">
      <style:text-properties fo:color="#0000ff" style:font-name="Liberation Mono" fo:font-size="18pt" style:font-size-asian="18pt" style:font-size-complex="18pt"/>
    </style:style>
    <style:style style:name="T6" style:family="text">
      <style:text-properties style:font-name="Liberation Mono"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0000ff" style:font-name="Liberation Mono" fo:font-size="20pt" style:font-size-asian="20pt" style:font-size-complex="20pt"/>
    </style:style>
    <style:style style:name="T9" style:family="text">
      <style:text-properties style:font-name="Liberation Mono" fo:font-size="20pt" style:font-size-asian="20pt" style:font-size-complex="20pt"/>
    </style:style>
    <style:style style:name="T10" style:family="text">
      <style:text-properties style:font-name="Liberation Sans1" fo:font-size="18pt" style:font-size-asian="18pt" style:font-size-complex="18pt"/>
    </style:style>
    <style:style style:name="T11" style:family="text">
      <style:text-properties fo:color="#0000ff" style:font-name="Liberation Mono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h scripting example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cripts are at <text:a xlink:href="https://github.com/KevinShook/bash-scripts" xlink:type="simple">https://github.com/KevinShook/bash-script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seful command line programs</text:p>
          </draw:text-box>
        </draw:frame>
        <draw:frame presentation:style-name="pr2" draw:layer="layout" svg:width="25.2cm" svg:height="10.932cm" svg:x="1.4cm" svg:y="3.8cm" presentation:class="outline" presentation:user-transformed="true">
          <draw:text-box>
            <text:list text:style-name="L2">
              <text:list-item>
                <text:p><text:span text:style-name="T1">GDAL - Geospatial Data Abstraction L</text:span>ibrary</text:p>
                <text:list>
                  <text:list-item>
                    <text:p><text:a xlink:href="http://www.gdal.org/" xlink:type="simple">http://www.gdal.org/</text:a></text:p>
                  </text:list-item>
                </text:list>
              </text:list-item>
              <text:list-item>
                <text:p>GMT – Generic Mapping Tools</text:p>
                <text:list>
                  <text:list-item>
                    <text:p><text:a xlink:href="http://gmt.soest.hawaii.edu/" xlink:type="simple">http://gmt.soest.hawaii.edu/</text:a></text:p>
                  </text:list-item>
                </text:list>
              </text:list-item>
              <text:list-item>
                <text:p>proj.4 – projection/reprojection tool</text:p>
                <text:list>
                  <text:list-item>
                    <text:p><text:a xlink:href="http://proj4.org/" xlink:type="simple">http://proj4.org/</text:a></text:p>
                  </text:list-item>
                </text:list>
              </text:list-item>
              <text:list-item>
                <text:p>imagemagick – converts/processes graphics</text:p>
                <text:list>
                  <text:list-item>
                    <text:p><text:a xlink:href="https://www.imagemagick.org/script/index.php" xlink:type="simple">https://www.imagemagick.org/script/index.php</text:a></text:p>
                  </text:list-item>
                </text:list>
              </text:list-item>
              <text:list-item>
                <text:p>WINE – allows Windows programs to run under Linux/OSX</text:p>
                <text:list>
                  <text:list-item>
                    <text:p><text:a xlink:href="https://www.winehq.org/" xlink:type="simple">https://www.winehq.org/</text:a></text:p>
                  </text:list-item>
                </text:list>
              </text:list-item>
              <text:list-item>
                <text:p>All are in Linux repositories; have to be installed in Cygwin or OS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apWater.sh</text:p>
          </draw:text-box>
        </draw:frame>
        <draw:frame presentation:style-name="pr2" draw:layer="layout" svg:width="26.346cm" svg:height="11.43cm" svg:x="0.254cm" svg:y="3.81cm" presentation:class="outline" presentation:user-transformed="true">
          <draw:text-box>
            <text:list text:style-name="L2">
              <text:list-item>
                <text:p>Creates .png images of water stored in ArcGIS .asc files</text:p>
              </text:list-item>
              <text:list-item>
                <text:p>Could map elevations by changing the palette</text:p>
                <text:p/>
              </text:list-item>
            </text:list>
            <text:p text:style-name="P3"><text:span text:style-name="T2">!/bin/bash</text:span></text:p>
            <text:p text:style-name="P3"><text:span text:style-name="T3">files=("$@")</text:span><text:span text:style-name="T3"><text:tab/></text:span><text:span text:style-name="T2"># fill array with file names from command-line parameter</text:span></text:p>
            <text:p text:style-name="P3"><text:span text:style-name="T3">for f in "${files[@]}"</text:span><text:span text:style-name="T3"><text:tab/></text:span><text:span text:style-name="T3"><text:tab/></text:span><text:span text:style-name="T3"><text:tab/></text:span><text:span text:style-name="T3"><text:tab/></text:span><text:span text:style-name="T2"># </text:span><text:span text:style-name="T2"><text:tab/></text:span><text:span text:style-name="T2">Loop through all specified files </text:span><text:span text:style-name="T2"><text:tab/></text:span><text:span text:style-name="T3"><text:tab/></text:span></text:p>
            <text:p text:style-name="P3"><text:span text:style-name="T3">do</text:span></text:p>
            <text:p text:style-name="P3"><text:span text:style-name="T3"><text:s text:c="2"/></text:span><text:span text:style-name="T3">echo $f</text:span><text:span text:style-name="T3"><text:tab/></text:span><text:span text:style-name="T3"><text:tab/></text:span><text:span text:style-name="T3"><text:tab/></text:span><text:span text:style-name="T2"># display each file</text:span><text:span text:style-name="T3"> </text:span></text:p>
            <text:p text:style-name="P3"><text:span text:style-name="T3"><text:s text:c="2"/></text:span><text:span text:style-name="T3">filename=${f%.*}</text:span><text:span text:style-name="T3"><text:tab/></text:span><text:span text:style-name="T2"># remove extension</text:span></text:p>
            <text:p text:style-name="P3"><text:span text:style-name="T3"><text:s text:c="2"/></text:span><text:span text:style-name="T3">gdaldem color-relief $f ~/bin/water.pal $filename'.tif' </text:span><text:span text:style-name="T2"># map file with gdal using palette</text:span></text:p>
            <text:p text:style-name="P3"><text:span text:style-name="T3"><text:s text:c="2"/></text:span><text:span text:style-name="T3">convert -quiet $filename'.tif' $filename'.png'</text:span><text:span text:style-name="T3"><text:tab/></text:span><text:span text:style-name="T3"> </text:span><text:span text:style-name="T2"># convert .tif to .png with imagemagick</text:span></text:p>
            <text:p text:style-name="P3"><text:span text:style-name="T3"><text:s text:c="2"/></text:span><text:span text:style-name="T3">rm $filename'.tif'</text:span><text:span text:style-name="T3"><text:tab/></text:span><text:span text:style-name="T2"># delete .tif</text:span></text:p>
            <text:p text:style-name="P4"><text:span text:style-name="T3">don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RI modelling system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Created for Drought Modelling Initiative</text:p>
              </text:list-item>
              <text:list-item>
                <text:p>Runs CRHM models, and post-processes the output</text:p>
              </text:list-item>
              <text:list-item>
                <text:p>Files:</text:p>
                <text:list>
                  <text:list-item>
                    <text:p><text:span text:style-name="T4">DRIdoall.sh</text:span> – calls other scripts/programs</text:p>
                  </text:list-item>
                  <text:list-item>
                    <text:p><text:span text:style-name="T4">DRIdoruns.sh</text:span> – runs CRHM models</text:p>
                  </text:list-item>
                  <text:list-item>
                    <text:p><text:span text:style-name="T4">FallowStubbleMeanMoistureMaps.sh</text:span> <text:s/>- a mapping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text-style-name="P5" draw:layer="layout" svg:width="19.5cm" svg:height="2.6cm" svg:x="1.4cm" svg:y="0.6cm" presentation:class="title">
          <draw:text-box>
            <text:p><text:span text:style-name="T4">DRIdoall.sh</text:span></text:p>
          </draw:text-box>
        </draw:frame>
        <draw:frame presentation:style-name="pr2" draw:text-style-name="P6" draw:layer="layout" svg:width="27.94cm" svg:height="10.678cm" svg:x="0.508cm" svg:y="4.054cm" presentation:class="outline" presentation:user-transformed="true">
          <draw:text-box>
            <text:p><text:span text:style-name="T5">#!/bin/bash</text:span></text:p>
            <text:p><text:span text:style-name="T6">source DRIdoruns.sh </text:span><text:span text:style-name="T5"># do CRHM runs</text:span></text:p>
            <text:p><text:span text:style-name="T6">cd ./Output</text:span><text:span text:style-name="T6"><text:tab/></text:span><text:span text:style-name="T5"># go to output directory</text:span></text:p>
            <text:p><text:span text:style-name="T5"># call R program</text:span></text:p>
            <text:p><text:span text:style-name="T6">Rscript <text:s/>~/Rcode/BatchCRHMSummary.r "CRHM_output_*_CropRotation.txt"</text:span></text:p>
            <text:p><text:span text:style-name="T5"># call scripts to create maps</text:span></text:p>
            <text:p><text:span text:style-name="T6">source do_HRUMeanMoistureMaps.sh CRHM_MeanSoilMoistRatio_SWE3.txt</text:span></text:p>
            <text:p><text:span text:style-name="T6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text-style-name="P5" draw:layer="layout" svg:width="19.5cm" svg:height="2.6cm" svg:x="1.4cm" svg:y="0.6cm" presentation:class="title">
          <draw:text-box>
            <text:p><text:span text:style-name="T4">DRIdoruns.sh</text:span></text:p>
          </draw:text-box>
        </draw:frame>
        <draw:frame presentation:style-name="pr2" draw:layer="layout" svg:width="25.2cm" svg:height="9.134cm" svg:x="0.962cm" svg:y="4.064cm" presentation:class="outline" presentation:user-transformed="true">
          <draw:text-box>
            <text:list text:style-name="L2">
              <text:list-item>
                <text:p>Runs CRHM using WINE, renames and moves output file</text:p>
                <text:p><text:span text:style-name="T7"/></text:p>
              </text:list-item>
            </text:list>
            <text:p><text:span text:style-name="T8">#!/bin/bash</text:span></text:p>
            <text:p><text:span text:style-name="T9">wine CRHM.exe Brandon_CR.prj</text:span></text:p>
            <text:p><text:span text:style-name="T9">mv CRHM_output_1.txt Output/CRHM_output_Brandon_CropRotation.txt</text:span></text:p>
            <text:p><text:span text:style-name="T9">wine CRHM.exe Calgary_CR.prj</text:span></text:p>
            <text:p><text:span text:style-name="T9">mv CRHM_output_1.txt Output/CRHM_output_Calgary_CropRotation.txt</text:span></text:p>
            <text:p><text:span text:style-name="T9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office:forms form:automatic-focus="false" form:apply-design-mode="false"/>
        <draw:frame presentation:style-name="pr6" draw:text-style-name="P5" draw:layer="layout" svg:width="19.5cm" svg:height="2.847cm" svg:x="1.4cm" svg:y="0.477cm" presentation:class="title">
          <draw:text-box>
            <text:p><text:span text:style-name="T4">FallowStubbleMeanMoistureMaps.sh</text:span></text:p>
          </draw:text-box>
        </draw:frame>
        <draw:frame presentation:style-name="pr2" draw:text-style-name="P5" draw:layer="layout" svg:width="26.924cm" svg:height="11.694cm" svg:x="0.762cm" svg:y="3.8cm" presentation:class="outline" presentation:user-transformed="true">
          <draw:text-box>
            <text:list text:style-name="L2">
              <text:list-item>
                <text:p text:style-name="P7"><text:span text:style-name="T10">Uses GMT programs.</text:span></text:p>
              </text:list-item>
            </text:list>
            <text:p text:style-name="P7"><text:span text:style-name="T11"># grid data &amp; mask area outside prairies</text:span></text:p>
            <text:p text:style-name="P7"><text:span text:style-name="T12">gmtconvert $f -F0,1,$i -N | surface -GSWE.grd -I0.1 -R-115/-96/49/55 -Ll0.001</text:span></text:p>
            <text:p text:style-name="P7"><text:span text:style-name="T12">grdmath prairie_mask.grd SWE.grd MUL = MaskedSWE.grd</text:span></text:p>
            <text:p><text:span text:style-name="T11"># do contour map</text:span></text:p>
            <text:p><text:span text:style-name="T12">psbasemap -R-115/-96/49/55 -JM20 -K -Ba2f1 -Y5c&gt; $type"_"$hru"_"$year"_Masked_Contour.ps"</text:span></text:p>
            <text:p><text:span text:style-name="T12">grdcontour MaskedSWE.grd -R-115/-96/49/55 -C0.1 -A0.2 -Gd5c -JM20 -O -K -Bg30:."$year": &gt;&gt; <text:s/>$type"_"$hru"_"$year"_Masked_Contour.ps"</text:span></text:p>
            <text:p><text:span text:style-name="T12">psxy prairie.xy -R-115/-96/49/55 -JM20 -O &gt;&gt; <text:s/>$type"_"$hru"_"$year"_Masked_Contour.ps"</text:span></text:p>
            <text:p><text:span text:style-name="T4"><text:s text:c="4"/>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7" draw:layer="layout" svg:width="19.5cm" svg:height="2.795cm" svg:x="1.4cm" svg:y="0.503cm" presentation:class="title" presentation:user-transformed="true">
          <draw:text-box>
            <text:p>Lower Smoky River Data Management System</text:p>
          </draw:text-box>
        </draw:frame>
        <draw:frame presentation:style-name="pr2" draw:layer="layout" svg:width="25.2cm" svg:height="10.932cm" svg:x="1.4cm" svg:y="3.8cm" presentation:class="outline" presentation:user-transformed="true">
          <draw:text-box>
            <text:list text:style-name="L2">
              <text:list-item>
                <text:p>Set of bash and gawk scripts built for Alberta Environment</text:p>
              </text:list-item>
              <text:list-item>
                <text:p>Runs a CRHM model of the lower Smoky and Little Smoky Rivers in Northern Alberta, and does pre- and post- processing</text:p>
              </text:list-item>
              <text:list-item>
                <text:p>Pre-processing scripts extract gridded meteorological variables and produce time series</text:p>
                <text:list>
                  <text:list-item>
                    <text:p>Time series are read in by a Wiski model which combines the forecasts with gauged data to produce CRHM .obs files</text:p>
                  </text:list-item>
                </text:list>
              </text:list-item>
              <text:list-item>
                <text:p>Post-processing scripts massage CRHM output so it can be read in by other Wiski mode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7" draw:layer="layout" svg:width="19.5cm" svg:height="2.795cm" svg:x="1.4cm" svg:y="0.503cm" presentation:class="title" presentation:user-transformed="true">
          <draw:text-box>
            <text:p>Lower Smoky River Data Management System</text:p>
          </draw:text-box>
        </draw:frame>
        <draw:frame presentation:style-name="pr2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a xlink:href="https://github.com/KevinShook/LowerSmokyRiverModelScripts" xlink:type="simple">https://github.com/KevinShook/LowerSmokyRiverModelScripts</text:a></text:p>
              </text:list-item>
              <text:list-item>
                <text:p>Both Linux and Cygwin versions of scripts</text:p>
                <text:list>
                  <text:list-item>
                    <text:p>Cygwin scripts are operational, used by Aberta Environment</text:p>
                  </text:list-item>
                  <text:list-item>
                    <text:p>Linux versions are for demonstrations and download and process fewer values to save time</text:p>
                  </text:list-item>
                </text:list>
              </text:list-item>
              <text:list-item>
                <text:p>Cygwin scripts also have Windows .CMD files which can call the bash scrip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cripts</text:p>
          </draw:text-box>
        </draw:frame>
        <draw:frame presentation:style-name="pr2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<text:span text:style-name="T4">get_AT_forecast.sh</text:span> – downloads Air Temperature forecasts from NAEFS for up to 16 days in the future</text:p>
              </text:list-item>
              <text:list-item>
                <text:p>Produces time series for specified locations in Wiski model format</text:p>
              </text:list-item>
              <text:list-item>
                <text:p>Requires wgrib2 – download from <text:a xlink:href="http://opengrads.org/" xlink:type="simple">http://opengrads.org/</text:a> (Linux/Cygwin), <text:a xlink:href="https://trac.macports.org/browser/trunk/dports/science/wgrib2/Portfile" xlink:type="simple">https://trac.macports.org/browser/trunk/dports/science/wgrib2/Portfile</text:a> (OSX).</text:p>
              </text:list-item>
              <text:list-item>
                <text:p>Also requires wget, gawk (standard bash programs)</text:p>
              </text:list-item>
              <text:list-item>
                <text:p>Calls <text:span text:style-name="T4">ExtractAT.awk </text:span>(a gawk script)</text:p>
                <text:list>
                  <text:list-item>
                    <text:p>Reformats date/time and converts units</text:p>
                  </text:list-item>
                </text:list>
              </text:list-item>
              <text:list-item>
                <text:p>Requires <text:span text:style-name="T4">MetStations.txt</text:span> – tab delimited file of station names and loc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D6B79DE5D11882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3:57:16.840376984</meta:creation-date>
    <meta:editing-duration>P0D</meta:editing-duration>
    <meta:editing-cycles>1</meta:editing-cycles>
    <meta:generator>LibreOffice/5.3.2.2$Linux_X86_64 LibreOffice_project/30m0$Build-2</meta:generator>
    <dc:title>Bright Blue</dc:title>
    <meta:document-statistic meta:object-count="62"/>
  </office:meta>
</office:document-meta>
</file>